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office:annotation><dc:creator>sge</dc:creator><dc:date>2017-04-03T18:01:11</dc:date><text:p text:style-name="P1"><text:span text:style-name="T1">do text if view.context_var('doc_intro')</text:span></text:p><text:p text:style-name="P1"><text:span text:style-name="T1">from pod(content=doc_intro.odt_file.data, format='odt')</text:span></text:p></office:annotation></text:p>
      <text:p text:style-name="Text_20_body"/>
      <text:p text:style-name="Text_20_body"/>
      <text:p text:style-name="Text_20_body"><text:tab/>Madame, Monsieur,</text:p>
      <text:p text:style-name="Text_20_body"><text:tab/>...</text:p>
      <text:p text:style-name="Text_20_body"/>
      <text:p text:style-name="Text_20_body"><text:tab/>Veuillez agréer, Madame, Monsieur, l’expression de nos sentiments les meilleurs.</text:p>
      <text:p text:style-name="Text_20_body"/>
      <text:p text:style-name="Text_20_body"/>
      <text:p text:style-name="Text_20_body"><office:annotation><dc:creator>sge</dc:creator><dc:date>2017-04-19T19:05:50</dc:date><text:p text:style-name="P1"><text:span text:style-name="T1">do text if view.context_var('doc_fin')</text:span></text:p><text:p text:style-name="P1"><text:span text:style-name="T1">from document(content=doc_fin.odt_file.data, format='odt')</text:span>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office:annotation><dc:creator>sge</dc:creator><dc:date>2017-04-03T15:21:35</dc:date><text:p>do text if view.context_var('doc_entete')</text:p><text:p>from document(content=doc_entete.odt_file.data, format='odt')</text:p></office:annotation></text:p>
      </style:header>
      <style:footer>
        <text:p text:style-name="Footer"><office:annotation><dc:creator>sge</dc:creator><dc:date>2017-04-03T17:56:54</dc:date><text:p>do text if view.context_var('doc_pied_page')</text:p><text:p>from pod(content=doc_pied_page.odt_file.data, format='odt')</text:p></office:annotatio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07-04T11:19:34.848860809</dc:date>
    <dc:creator>sge</dc:creator>
    <meta:editing-duration>PT5H23S</meta:editing-duration>
    <meta:editing-cycles>38</meta:editing-cycles>
    <meta:document-statistic meta:table-count="0" meta:image-count="0" meta:object-count="0" meta:page-count="1" meta:paragraph-count="7" meta:word-count="13" meta:character-count="103" meta:non-whitespace-character-count="90"/>
  </office:meta>
</office:document-meta>
</file>